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C3000000C3823F7AB34D717CA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3.9in" svg:height="3.9in" draw:z-index="0"><draw:image xlink:href="Pictures/10000000000000C3000000C3823F7AB34D717CA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5T20:48:12.274665316</meta:creation-date>
    <dc:date>2021-11-15T21:25:44.981317828</dc:date>
    <meta:editing-duration>PT27M22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